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[Slajd 21]<text:line-break/>Teraz zajmiemy się stroną software’ową projektu. Niezbędny do wykonania projektu będzie program Arduino IDE, od którego instalacji zaczniemy. Następnie w tymże programie należy stworzyć plik oraz ze strony z<text:s/>poradnikiem skopiować kod, o którym opowiem później. Następnie z podanego linku pobieramy plik w formacie .zip oraz wybieramy kolejno Sketch &gt;&gt; Include Library &gt;&gt; Add ZIP file, wybierając plik DHT_Library.zip. Potem klikamy Upload i w prawym górnym rogu klikamy ikonkę lupy, która otworzy nam okno programu monitorującego, w którym będą się wyświetlać dane dotyczące wilgotności i temperatury.</text:p>
      <text:p text:style-name="Normal">[Slajd 22]<text:line-break/>Teraz przejdziemy do omówienia kodu widocznego na obecnym slajdzie.</text:p>
      <text:p text:style-name="Normal">[Slajd 23]<text:line-break/>W pierwszej linijce importujemy bibliotekę dht.h. Następnie definiujemy pin, do którego podpięty jest czujnik oraz tworzymy obiekt dht.</text:p>
      <text:p text:style-name="Normal">[Slajd 24]<text:line-break/>W kolejnej linijce tworzymy funkcję setup, która kolejno rozpoczyna działanie programu monitorującego.<text:s/>W jej wnętrzu najpierw wywołujemy polecenie Serial.begin, które ustawia wartość przesyłu danych w bitach na sekundę i<text:s/>dodajemy półsekundowe opóźnienie. Następnie wywołujemy komendę<text:s/>Serial.printLn, która wyświetla tekst,<text:s/>oraz<text:s/>dodajemy<text:s/>kolejne, tym razem sekundowe, opóźnienie.</text:p>
      <text:p text:style-name="Normal">[Slajd 25]<text:line-break/>Następnie definiujemy funkcję loop, która, jak sama nazwa wskazuje, działa jak nieskończona pętla. W jej wnętrzu najpierw sczytujemy dane z sensora, a następnie wyświetlamy sczytane dane w oknie programu monitorującego. Na samym końcu funkcji loop dodajemy opóźnienie, przez co program będzie nam wyświetlał dane co pięć sekund.</text:p>
      <text:p text:style-name="Normal">[Slajd 26]<text:line-break/>Na slajdzie widzimy efekt końcowy wykonania wcześniej opisanego kodu.<text:s/>Program co 5 sekund wyświetla nam dane dotyczące wilgotności i temperatury. Dziękujemy za uwagę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9786</meta:initial-creator>
    <dc:creator>p9786</dc:creator>
    <meta:creation-date>2020-11-27T18:45:00Z</meta:creation-date>
    <dc:date>2020-12-01T08:43:00Z</dc:date>
    <meta:template xlink:href="Normal.dotm" xlink:type="simple"/>
    <meta:editing-cycles>4</meta:editing-cycles>
    <meta:editing-duration>PT1140S</meta:editing-duration>
    <meta:document-statistic meta:page-count="1" meta:paragraph-count="3" meta:word-count="249" meta:character-count="1744" meta:row-count="12" meta:non-whitespace-character-count="1498"/>
  </office:meta>
</office:document-meta>
</file>